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2pt" style:text-underline-style="solid" style:text-underline-width="auto" style:text-underline-color="font-color" officeooo:rsid="00211c58" officeooo:paragraph-rsid="00211c58" style:font-size-asian="19.25pt" style:font-size-complex="22pt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Ubuntu" fo:font-size="16pt" style:text-underline-style="none" officeooo:rsid="00211c58" officeooo:paragraph-rsid="00211c58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style:text-underline-style="none" officeooo:rsid="00225103" officeooo:paragraph-rsid="00225103" style:font-size-asian="12.25pt" style:font-size-complex="14pt"/>
    </style:style>
    <style:style style:name="P4" style:family="paragraph" style:parent-style-name="Standard" style:list-style-name="L1">
      <style:paragraph-properties fo:text-align="justify" style:justify-single-word="false"/>
      <style:text-properties fo:color="#c9211e" loext:opacity="100%" style:font-name="Ubuntu" fo:font-size="16pt" style:text-underline-style="none" officeooo:rsid="00211c58" officeooo:paragraph-rsid="00211c58" style:font-size-asian="14pt" style:font-size-complex="16pt"/>
    </style:style>
    <style:style style:name="P5" style:family="paragraph" style:parent-style-name="Standard">
      <style:paragraph-properties fo:text-align="justify" style:justify-single-word="false"/>
      <style:text-properties fo:color="#c9211e" loext:opacity="100%" style:font-name="Ubuntu" fo:font-size="16pt" style:text-underline-style="none" officeooo:rsid="00211c58" officeooo:paragraph-rsid="00211c58" style:font-size-asian="14pt" style:font-size-complex="16pt"/>
    </style:style>
    <style:style style:name="P6" style:family="paragraph" style:parent-style-name="Standard" style:list-style-name="L1">
      <style:paragraph-properties fo:text-align="justify" style:justify-single-word="false"/>
      <style:text-properties fo:color="#111111" loext:opacity="100%" style:font-name="Ubuntu" fo:font-size="16pt" style:text-underline-style="none" officeooo:rsid="00211c58" officeooo:paragraph-rsid="00211c58" style:font-size-asian="14pt" style:font-size-complex="16pt"/>
    </style:style>
    <style:style style:name="P7" style:family="paragraph" style:parent-style-name="Standard" style:list-style-name="L1">
      <style:paragraph-properties fo:text-align="justify" style:justify-single-word="false"/>
      <style:text-properties fo:color="#111111" loext:opacity="100%" style:font-name="Ubuntu" fo:font-size="16pt" style:text-underline-style="none" officeooo:rsid="00225103" officeooo:paragraph-rsid="00225103" style:font-size-asian="14pt" style:font-size-complex="16pt"/>
    </style:style>
    <style:style style:name="P8" style:family="paragraph" style:parent-style-name="Standard" style:list-style-name="L1">
      <style:paragraph-properties fo:text-align="justify" style:justify-single-word="false"/>
      <style:text-properties fo:color="#ff0000" loext:opacity="100%" style:font-name="Ubuntu" fo:font-size="16pt" style:text-underline-style="none" officeooo:rsid="00211c58" officeooo:paragraph-rsid="00211c58" style:font-size-asian="14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officeooo:rsid="00225103"/>
    </style:style>
    <style:style style:name="T5" style:family="text">
      <style:text-properties fo:color="#2a6099" loext:opacity="100%" style:text-underline-style="solid" style:text-underline-width="auto" style:text-underline-color="font-color"/>
    </style:style>
    <style:style style:name="T6" style:family="text">
      <style:text-properties fo:color="#2a6099" loext:opacity="100%" fo:font-weight="normal" style:font-weight-asian="normal" style:font-weight-complex="normal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style:text-underline-style="solid" style:text-underline-width="auto" style:text-underline-color="font-color"/>
    </style:style>
    <style:style style:name="T9" style:family="text">
      <style:text-properties fo:color="#ff0000" loext:opacity="100%" fo:font-weight="normal" style:font-weight-asian="normal" style:font-weight-complex="normal"/>
    </style:style>
    <style:style style:name="T10" style:family="text">
      <style:text-properties fo:color="#ff0000" loext:opacity="100%" fo:font-weight="normal" officeooo:rsid="0022eeb1" style:font-weight-asian="normal" style:font-weight-complex="normal"/>
    </style:style>
    <style:style style:name="T11" style:family="text">
      <style:text-properties fo:color="#ff0000" loext:opacity="100%" fo:font-weight="bold" style:font-weight-asian="bold" style:font-weight-complex="bold"/>
    </style:style>
    <style:style style:name="T12" style:family="text">
      <style:text-properties fo:color="#ff0000" loext:opacity="100%" fo:font-weight="bold" officeooo:rsid="0022eeb1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 Rules in Java</text:p>
      <text:p text:style-name="P1"/>
      <text:p text:style-name="P3">Color codes- </text:p>
      <text:p text:style-name="P3"><text:span text:style-name="T8">Red</text:span><text:span text:style-name="T7"> </text:span>– Mandatory</text:p>
      <text:p text:style-name="P3"><text:span text:style-name="T5">Blue</text:span><text:span text:style-name="T13"> </text:span>– Good practice</text:p>
      <text:p text:style-name="P1"/>
      <text:list xml:id="list3309415085" text:style-name="L1">
        <text:list-item>
          <text:p text:style-name="P2">Java is totally based on class and objects. Thus at least 1 class need to be created even in smallest of programs.</text:p>
          <text:p text:style-name="P2"/>
        </text:list-item>
        <text:list-item>
          <text:p text:style-name="P2">We can make nested classes in java. The external class is called outer class and the internal class is called inner class.</text:p>
          <text:p text:style-name="P2"/>
        </text:list-item>
        <text:list-item>
          <text:p text:style-name="P2">The outer class is the program name (most of the time). <text:span text:style-name="T3">Good practice </text:span><text:span text:style-name="T4">is, </text:span><text:span text:style-name="T3">while creating classes is to capitalize the first letters of the words of class names.</text:span></text:p>
          <text:p text:style-name="P2"/>
        </text:list-item>
        <text:list-item>
          <text:p text:style-name="P4"><text:span text:style-name="T1">The outer class can only be public or default</text:span>.</text:p>
          <text:p text:style-name="P4"/>
        </text:list-item>
        <text:list-item>
          <text:p text:style-name="P8">The main function is always public so that <text:span text:style-name="T1">JVM </text:span><text:span text:style-name="T2">could call it.</text:span></text:p>
          <text:p text:style-name="P2"><text:span text:style-name="T2"/></text:p>
        </text:list-item>
        <text:list-item>
          <text:p text:style-name="P2"><text:span text:style-name="T2">Syntax for main function:</text:span></text:p>
          <text:list>
            <text:list-header>
              <text:p text:style-name="P4"><text:span text:style-name="T2">public static void main(String [] args)</text:span></text:p>
              <text:p text:style-name="P4"><text:span text:style-name="T2">{</text:span></text:p>
              <text:p text:style-name="P4"><text:span text:style-name="T2"/></text:p>
              <text:p text:style-name="P4"><text:span text:style-name="T2">}</text:span></text:p>
            </text:list-header>
          </text:list>
        </text:list-item>
        <text:list-item>
          <text:p text:style-name="P6"><text:span text:style-name="T2">Main function is made public so that JVM can call it with class name and do not need to create an object for the class inside which main function resides.</text:span></text:p>
          <text:p text:style-name="P6"><text:span text:style-name="T2"/></text:p>
        </text:list-item>
        <text:list-item>
          <text:p text:style-name="P7"><text:span text:style-name="T9">If a dot is used directly after a class name, while calling a class method, then that method is definitely a static member </text:span><text:span text:style-name="T11">function</text:span><text:span text:style-name="T9"> </text:span><text:span text:style-name="T10">or </text:span><text:span text:style-name="T12">variable</text:span><text:span text:style-name="T9">.</text:span><text:span text:style-name="T2"> (We used scope resolution operator after class name and called the static method in C++)</text:span></text:p>
        </text:list-item>
      </text:list>
      <text:p text:style-name="P5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07:38:08.829124046</meta:creation-date>
    <meta:generator>LibreOffice/7.3.6.2$Linux_X86_64 LibreOffice_project/30$Build-2</meta:generator>
    <dc:date>2022-10-18T08:38:40.908442693</dc:date>
    <meta:editing-duration>PT50M21S</meta:editing-duration>
    <meta:editing-cycles>3</meta:editing-cycles>
    <meta:document-statistic meta:table-count="0" meta:image-count="0" meta:object-count="0" meta:page-count="1" meta:paragraph-count="15" meta:word-count="196" meta:character-count="1039" meta:non-whitespace-character-count="863"/>
  </office:meta>
</office:document-meta>
</file>